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12.989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8.777cm"/>
    </style:style>
    <style:style style:name="co6" style:family="table-column">
      <style:table-column-properties fo:break-before="auto" style:column-width="7.006cm"/>
    </style:style>
    <style:style style:name="co7" style:family="table-column">
      <style:table-column-properties fo:break-before="auto" style:column-width="18.226cm"/>
    </style:style>
    <style:style style:name="co8" style:family="table-column">
      <style:table-column-properties fo:break-before="auto" style:column-width="8.587cm"/>
    </style:style>
    <style:style style:name="co9" style:family="table-column">
      <style:table-column-properties fo:break-before="auto" style:column-width="3.648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2.676cm"/>
    </style:style>
    <style:style style:name="co13" style:family="table-column">
      <style:table-column-properties fo:break-before="auto" style:column-width="5.918cm"/>
    </style:style>
    <style:style style:name="co14" style:family="table-column">
      <style:table-column-properties fo:break-before="auto" style:column-width="2.949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84cm"/>
    </style:style>
    <style:style style:name="co18" style:family="table-column">
      <style:table-column-properties fo:break-before="auto" style:column-width="13.189cm"/>
    </style:style>
    <style:style style:name="co19" style:family="table-column">
      <style:table-column-properties fo:break-before="auto" style:column-width="4.964cm"/>
    </style:style>
    <style:style style:name="co20" style:family="table-column">
      <style:table-column-properties fo:break-before="auto" style:column-width="2.432cm"/>
    </style:style>
    <style:style style:name="co21" style:family="table-column">
      <style:table-column-properties fo:break-before="auto" style:column-width="10.356cm"/>
    </style:style>
    <style:style style:name="co22" style:family="table-column">
      <style:table-column-properties fo:break-before="auto" style:column-width="17.738cm"/>
    </style:style>
    <style:style style:name="co23" style:family="table-column">
      <style:table-column-properties fo:break-before="auto" style:column-width="9.504cm"/>
    </style:style>
    <style:style style:name="co24" style:family="table-column">
      <style:table-column-properties fo:break-before="auto" style:column-width="1.997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Liberation Sans"/>
    </style:style>
    <style:style style:name="ce2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30" style:family="table-cell" style:parent-style-name="Default">
      <style:text-properties style:font-name="Liberation Sans"/>
    </style:style>
    <style:style style:name="ce31" style:family="table-cell" style:parent-style-name="Default">
      <style:table-cell-properties fo:background-color="#dddddd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Inverting buffers &amp; driver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3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6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number-columns-repeated="39" table:default-cell-style-name="ce12"/>
        <table:table-column table:style-name="co25" table:number-columns-repeated="960" table:default-cell-style-name="ce30"/>
        <table:table-row table:style-name="ro1">
          <table:table-cell table:style-name="ce7"/>
          <table:table-cell/>
          <table:table-cell office:value-type="string" calcext:value-type="string">
            <text:p>TTL</text:p>
          </table:table-cell>
          <table:table-cell office:value-type="string" calcext:value-type="string">
            <text:p>ABT(-A)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HC(U)</text:p>
          </table:table-cell>
          <table:table-cell office:value-type="string" calcext:value-type="string">
            <text:p>AHCT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LVC</text:p>
          </table:table-cell>
          <table:table-cell office:value-type="string" calcext:value-type="string">
            <text:p>ALVT(H)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UC(U)</text:p>
          </table:table-cell>
          <table:table-cell office:value-type="string" calcext:value-type="string">
            <text:p>AUP(2)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CT</text:p>
          </table:table-cell>
          <table:table-cell office:value-type="string" calcext:value-type="string">
            <text:p>HC(U)</text:p>
          </table:table-cell>
          <table:table-cell office:value-type="string" calcext:value-type="string">
            <text:p>HCS</text:p>
          </table:table-cell>
          <table:table-cell office:value-type="string" calcext:value-type="string">
            <text:p>HCT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V(U,-A)</text:p>
          </table:table-cell>
          <table:table-cell office:value-type="string" calcext:value-type="string">
            <text:p>LVC(U,Z)</text:p>
          </table:table-cell>
          <table:table-cell office:value-type="string" calcext:value-type="string">
            <text:p>LVT(H,U)</text:p>
          </table:table-cell>
          <table:table-cell office:value-type="string" calcext:value-type="string">
            <text:p>S</text:p>
          </table:table-cell>
          <table:table-cell table:number-columns-repeated="999"/>
        </table:table-row>
        <table:table-row table:style-name="ro1">
          <table:table-cell table:style-name="ce11" office:value-type="string" calcext:value-type="string">
            <text:p>74xx04</text:p>
          </table:table-cell>
          <table:table-cell table:style-name="ce14" office:value-type="string" calcext:value-type="string">
            <text:p>6-ch, bipolar inverters</text:p>
          </table:table-cell>
          <table:table-cell table:style-name="ce27" office:value-type="string" calcext:value-type="string">
            <text:p><text:a xlink:href="https://www.ti.com/product/SN7404" xlink:type="simple">SN7404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AC04" xlink:type="simple">SN74AC04</text:a>,<text:a xlink:href="https://www.ti.com/product/SN74AC04-Q1" xlink:type="simple">SN74AC04-Q1</text:a>,<text:a xlink:href="https://www.ti.com/product/SN74AC04-EP" xlink:type="simple">SN74AC04-EP</text:a>,<text:a xlink:href="https://www.ti.com/product/CD74AC04" xlink:type="simple">CD74AC04</text:a></text:p>
          </table:table-cell>
          <table:table-cell table:style-name="ce27" office:value-type="string" calcext:value-type="string">
            <text:p><text:a xlink:href="https://www.ti.com/product/SN74ACT04" xlink:type="simple">SN74ACT04</text:a>,<text:a xlink:href="https://www.ti.com/product/SN74ACT04-EP" xlink:type="simple">SN74ACT04-EP</text:a>,<text:a xlink:href="https://www.ti.com/product/CD74ACT04" xlink:type="simple">CD74ACT04</text:a></text:p>
          </table:table-cell>
          <table:table-cell table:style-name="ce28" office:value-type="string" calcext:value-type="string">
            <text:p><text:a xlink:href="https://www.ti.com/product/SN74AHC04" xlink:type="simple">SN74AHC04</text:a>,<text:a xlink:href="https://www.ti.com/product/SN74AHC04Q" xlink:type="simple">SN74AHC04Q</text:a>,<text:a xlink:href="https://www.ti.com/product/SN74AHC04-EP" xlink:type="simple">SN74AHC04-EP</text:a>,<text:a xlink:href="https://www.ti.com/product/SN74AHCU04" xlink:type="simple">SN74AHCU04</text:a>,<text:a xlink:href="https://www.ti.com/product/SN74AHCU04-EP" xlink:type="simple">SN74AHCU04-EP</text:a>,<text:a xlink:href="https://www.ti.com/product/SN74AHCU04-Q1" xlink:type="simple">SN74AHCU04-Q1</text:a>,<text:a xlink:href="https://www.ti.com/product/SN74AHC04-Q1" xlink:type="simple">SN74AHC04-Q1</text:a></text:p>
          </table:table-cell>
          <table:table-cell table:style-name="ce27" office:value-type="string" calcext:value-type="string">
            <text:p><text:a xlink:href="https://www.ti.com/product/SN74AHCT04" xlink:type="simple">SN74AHCT04</text:a></text:p>
          </table:table-cell>
          <table:table-cell table:style-name="ce27" office:value-type="string" calcext:value-type="string">
            <text:p><text:a xlink:href="https://www.ti.com/product/SN74ALS04B" xlink:type="simple">SN74ALS04B</text:a></text:p>
          </table:table-cell>
          <table:table-cell table:style-name="ce27" office:value-type="string" calcext:value-type="string">
            <text:p><text:a xlink:href="https://www.ti.com/product/SN74ALVC04" xlink:type="simple">SN74ALVC04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AS04" xlink:type="simple">SN74AS04</text:a></text:p>
          </table:table-cell>
          <table:table-cell table:style-name="ce27" office:value-type="string" calcext:value-type="string">
            <text:p><text:a xlink:href="https://www.ti.com/product/SN74AUC04" xlink:type="simple">SN74AUC04</text:a>,<text:a xlink:href="https://www.ti.com/product/SN74AUCU04" xlink:type="simple">SN74AUCU04</text:a>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ti.com/product/SN74F04" xlink:type="simple">SN74F04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HC04" xlink:type="simple">SN74HC04</text:a>,<text:a xlink:href="https://www.ti.com/product/SN74HCU04" xlink:type="simple">SN74HCU04</text:a>,<text:a xlink:href="https://www.ti.com/product/SN74HC04-Q1" xlink:type="simple">SN74HC04-Q1</text:a>,<text:a xlink:href="https://www.ti.com/product/CD74HC04" xlink:type="simple">CD74HC04</text:a>,<text:a xlink:href="https://www.ti.com/product/CD74HCU04" xlink:type="simple">CD74HCU04</text:a>,<text:a xlink:href="https://www.ti.com/product/CD74HCU04-Q1" xlink:type="simple">CD74HCU04-Q1</text:a></text:p>
          </table:table-cell>
          <table:table-cell table:style-name="ce27" office:value-type="string" calcext:value-type="string">
            <text:p><text:a xlink:href="https://www.ti.com/product/SN74HCS04" xlink:type="simple">SN74HCS04</text:a>,<text:a xlink:href="https://www.ti.com/product/SN74HCS04-Q1" xlink:type="simple">SN74HCS04-Q1</text:a></text:p>
          </table:table-cell>
          <table:table-cell table:style-name="ce27" office:value-type="string" calcext:value-type="string">
            <text:p><text:a xlink:href="https://www.ti.com/product/SN74HCT04" xlink:type="simple">SN74HCT04</text:a>,<text:a xlink:href="https://www.ti.com/product/SN74HCT04-EP" xlink:type="simple">SN74HCT04-EP</text:a>,<text:a xlink:href="https://www.ti.com/product/CD74HCT04" xlink:type="simple">CD74HCT04</text:a></text:p>
          </table:table-cell>
          <table:table-cell table:style-name="ce27" office:value-type="string" calcext:value-type="string">
            <text:p><text:a xlink:href="https://www.ti.com/product/SN74LS04" xlink:type="simple">SN74LS04</text:a></text:p>
          </table:table-cell>
          <table:table-cell table:style-name="ce27" office:value-type="string" calcext:value-type="string">
            <text:p><text:a xlink:href="https://www.ti.com/product/SN74LV04A" xlink:type="simple">SN74LV04A</text:a>,<text:a xlink:href="https://www.ti.com/product/SN74LV04A-EP" xlink:type="simple">SN74LV04A-EP</text:a>,<text:a xlink:href="https://www.ti.com/product/SN74LV04A-Q1" xlink:type="simple">SN74LV04A-Q1</text:a>,<text:a xlink:href="https://www.ti.com/product/SN74LVU04A-Q1" xlink:type="simple">SN74LVU04A-Q1</text:a></text:p>
          </table:table-cell>
          <table:table-cell table:style-name="ce27" office:value-type="string" calcext:value-type="string">
            <text:p><text:a xlink:href="https://www.ti.com/product/SN74LVC04A" xlink:type="simple">SN74LVC04A</text:a>,<text:a xlink:href="https://www.ti.com/product/SN74LVC04A-EP" xlink:type="simple">SN74LVC04A-EP</text:a>,<text:a xlink:href="https://www.ti.com/product/SN74LVC04A-Q1" xlink:type="simple">SN74LVC04A-Q1</text:a>,<text:a xlink:href="https://www.ti.com/product/SN74LVCU04A" xlink:type="simple">SN74LVCU04A</text:a></text:p>
          </table:table-cell>
          <table:table-cell table:style-name="ce27" office:value-type="string" calcext:value-type="string">
            <text:p><text:a xlink:href="https://www.ti.com/product/SN74LVU04A" xlink:type="simple">SN74LVU04A</text:a></text:p>
          </table:table-cell>
          <table:table-cell table:style-name="ce27" office:value-type="string" calcext:value-type="string">
            <text:p><text:a xlink:href="https://www.ti.com/product/SN74S04" xlink:type="simple">SN74S04</text:a></text:p>
          </table:table-cell>
          <table:table-cell table:style-name="ce27" table:formula="of:=COUNTA([.$C2:.$Y2])" office:value-type="float" office:value="18" calcext:value-type="float">
            <text:p>18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05</text:p>
          </table:table-cell>
          <table:table-cell table:style-name="ce14" office:value-type="string" calcext:value-type="string">
            <text:p>6-ch, bipolar inverters with open-collector outputs</text:p>
          </table:table-cell>
          <table:table-cell table:style-name="ce27" office:value-type="string" calcext:value-type="string">
            <text:p><text:a xlink:href="https://www.ti.com/product/SN7405" xlink:type="simple">SN7405</text:a></text:p>
          </table:table-cell>
          <table:table-cell table:style-name="ce27"/>
          <table:table-cell table:style-name="ce27" office:value-type="string" calcext:value-type="string">
            <text:p><text:a xlink:href="https://www.ti.com/product/CD74AC05" xlink:type="simple">CD74AC05</text:a></text:p>
          </table:table-cell>
          <table:table-cell table:style-name="ce27" office:value-type="string" calcext:value-type="string">
            <text:p><text:a xlink:href="https://www.ti.com/product/CD74ACT05" xlink:type="simple">CD74ACT05</text:a></text:p>
          </table:table-cell>
          <table:table-cell table:style-name="ce27" office:value-type="string" calcext:value-type="string">
            <text:p><text:a xlink:href="https://www.ti.com/product/SN74AHC05" xlink:type="simple">SN74AHC05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ALS05A" xlink:type="simple">SN74ALS05A</text:a></text:p>
          </table:table-cell>
          <table:table-cell table:style-name="ce27" table:number-columns-repeated="8"/>
          <table:table-cell table:style-name="ce27" office:value-type="string" calcext:value-type="string">
            <text:p><text:a xlink:href="https://www.ti.com/product/SN74HC05" xlink:type="simple">SN74HC05</text:a></text:p>
          </table:table-cell>
          <table:table-cell table:style-name="ce27" office:value-type="string" calcext:value-type="string">
            <text:p><text:a xlink:href="https://www.ti.com/product/SN74HCS05" xlink:type="simple">SN74HCS05</text:a>,<text:a xlink:href="https://www.ti.com/product/SN74HCS05-Q1" xlink:type="simple">SN74HCS05-Q1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LS05" xlink:type="simple">SN74LS05</text:a></text:p>
          </table:table-cell>
          <table:table-cell table:style-name="ce27" office:value-type="string" calcext:value-type="string">
            <text:p><text:a xlink:href="https://www.ti.com/product/SN74LV05A" xlink:type="simple">SN74LV05A</text:a>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ti.com/product/SN74S05" xlink:type="simple">SN74S05</text:a></text:p>
          </table:table-cell>
          <table:table-cell table:style-name="ce27" table:formula="of:=COUNTA([.$C3:.$Y3])" office:value-type="float" office:value="10" calcext:value-type="float">
            <text:p>10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06</text:p>
          </table:table-cell>
          <table:table-cell table:style-name="ce21" office:value-type="string" calcext:value-type="string">
            <text:p>6-ch, bipolar inverters with open-collector outputs</text:p>
          </table:table-cell>
          <table:table-cell table:style-name="ce27" office:value-type="string" calcext:value-type="string">
            <text:p><text:a xlink:href="https://www.ti.com/product/SN7406" xlink:type="simple">SN7406</text:a></text:p>
          </table:table-cell>
          <table:table-cell table:style-name="ce27" table:number-columns-repeated="9"/>
          <table:table-cell table:style-name="ce27" office:value-type="string" calcext:value-type="string">
            <text:p><text:a xlink:href="https://www.ti.com/product/SN74AUC06" xlink:type="simple">SN74AUC06</text:a></text:p>
          </table:table-cell>
          <table:table-cell table:style-name="ce27" table:number-columns-repeated="7"/>
          <table:table-cell table:style-name="ce27" office:value-type="string" calcext:value-type="string">
            <text:p><text:a xlink:href="https://www.ti.com/product/SN74LS06" xlink:type="simple">SN74LS06</text:a></text:p>
          </table:table-cell>
          <table:table-cell table:style-name="ce27" office:value-type="string" calcext:value-type="string">
            <text:p><text:a xlink:href="https://www.ti.com/product/SN74LV06A" xlink:type="simple">SN74LV06A</text:a></text:p>
          </table:table-cell>
          <table:table-cell table:style-name="ce27" office:value-type="string" calcext:value-type="string">
            <text:p><text:a xlink:href="https://www.ti.com/product/SN74LVC06A" xlink:type="simple">SN74LVC06A</text:a>,<text:a xlink:href="https://www.ti.com/product/SN74LVC06A-EP" xlink:type="simple">SN74LVC06A-EP</text:a>,<text:a xlink:href="https://www.ti.com/product/SN74LVC06A-Q1" xlink:type="simple">SN74LVC06A-Q1</text:a></text:p>
          </table:table-cell>
          <table:table-cell table:style-name="ce27" table:number-columns-repeated="2"/>
          <table:table-cell table:style-name="ce27" table:formula="of:=COUNTA([.$C4:.$Y4])" office:value-type="float" office:value="5" calcext:value-type="float">
            <text:p>5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14</text:p>
          </table:table-cell>
          <table:table-cell table:style-name="ce14" office:value-type="string" calcext:value-type="string">
            <text:p>6-ch, bipolar inverters with Schmitt-Trigger inputs</text:p>
          </table:table-cell>
          <table:table-cell table:style-name="ce27" office:value-type="string" calcext:value-type="string">
            <text:p><text:a xlink:href="https://www.ti.com/product/SN7414" xlink:type="simple">SN7414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AC14" xlink:type="simple">SN74AC14</text:a>,<text:a xlink:href="https://www.ti.com/product/SN74AC14-Q1" xlink:type="simple">SN74AC14-Q1</text:a>,<text:a xlink:href="https://www.ti.com/product/CD74AC14" xlink:type="simple">CD74AC14</text:a></text:p>
          </table:table-cell>
          <table:table-cell table:style-name="ce28" office:value-type="string" calcext:value-type="string">
            <text:p><text:a xlink:href="https://www.ti.com/product/SN74ACT14" xlink:type="simple">SN74ACT14</text:a>,<text:a xlink:href="https://www.ti.com/product/CD74ACT14" xlink:type="simple">CD74ACT14</text:a></text:p>
          </table:table-cell>
          <table:table-cell table:style-name="ce27" office:value-type="string" calcext:value-type="string">
            <text:p><text:a xlink:href="https://www.ti.com/product/SN74AHC14" xlink:type="simple">SN74AHC14</text:a>,<text:a xlink:href="https://www.ti.com/product/SN74AHC14-EP" xlink:type="simple">SN74AHC14-EP</text:a>,<text:a xlink:href="https://www.ti.com/product/SN74AHC14Q-Q1" xlink:type="simple">SN74AHC14Q-Q1</text:a></text:p>
          </table:table-cell>
          <table:table-cell table:style-name="ce27" office:value-type="string" calcext:value-type="string">
            <text:p><text:a xlink:href="https://www.ti.com/product/SN74AHCT14" xlink:type="simple">SN74AHCT14</text:a>,<text:a xlink:href="https://www.ti.com/product/SN74AHCT14-EP" xlink:type="simple">SN74AHCT14-EP</text:a>,<text:a xlink:href="https://www.ti.com/product/SN74AHCT14Q-Q1" xlink:type="simple">SN74AHCT14Q-Q1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ALVC14" xlink:type="simple">SN74ALVC14</text:a>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ti.com/product/SN74AUC14" xlink:type="simple">SN74AUC14</text:a></text:p>
          </table:table-cell>
          <table:table-cell table:style-name="ce27" table:number-columns-repeated="4"/>
          <table:table-cell table:style-name="ce27" office:value-type="string" calcext:value-type="string">
            <text:p><text:a xlink:href="https://www.ti.com/product/SN74HC14" xlink:type="simple">SN74HC14</text:a>,<text:a xlink:href="https://www.ti.com/product/SN74HC14-Q1" xlink:type="simple">SN74HC14-Q1</text:a>,<text:a xlink:href="https://www.ti.com/product/CD74HC14" xlink:type="simple">CD74HC14</text:a></text:p>
          </table:table-cell>
          <table:table-cell table:style-name="ce27" office:value-type="string" calcext:value-type="string">
            <text:p><text:a xlink:href="https://www.ti.com/product/SN74HCS14" xlink:type="simple">SN74HCS14</text:a>,<text:a xlink:href="https://www.ti.com/product/SN74HCS14-Q1" xlink:type="simple">SN74HCS14-Q1</text:a></text:p>
          </table:table-cell>
          <table:table-cell table:style-name="ce27" office:value-type="string" calcext:value-type="string">
            <text:p><text:a xlink:href="ttps://www.ti.com/product/SN74HCT14" xlink:type="simple">SN74HCT14</text:a>,<text:a xlink:href="https://www.ti.com/product/SN74HCT14-Q1" xlink:type="simple">SN74HCT14-Q1</text:a>,<text:a xlink:href="https://www.ti.com/product/CD74HCT14" xlink:type="simple">CD74HCT14</text:a></text:p>
          </table:table-cell>
          <table:table-cell table:style-name="ce27" office:value-type="string" calcext:value-type="string">
            <text:p><text:a xlink:href="https://www.ti.com/product/SN74LS14" xlink:type="simple">SN74LS14</text:a></text:p>
          </table:table-cell>
          <table:table-cell table:style-name="ce27" office:value-type="string" calcext:value-type="string">
            <text:p><text:a xlink:href="https://www.ti.com/product/SN74LV14A" xlink:type="simple">SN74LV14A</text:a>,<text:a xlink:href="https://www.ti.com/product/SN74LV14A-EP" xlink:type="simple">SN74LV14A-EP</text:a>,<text:a xlink:href="https://www.ti.com/product/SN74LV14A-Q1" xlink:type="simple">SN74LV14A-Q1</text:a></text:p>
          </table:table-cell>
          <table:table-cell table:style-name="ce27" office:value-type="string" calcext:value-type="string">
            <text:p><text:a xlink:href="https://www.ti.com/product/SN74LVC14A" xlink:type="simple">SN74LVC14A</text:a>,<text:a xlink:href="https://www.ti.com/product/SN74LVC14A-EP" xlink:type="simple">SN74LVC14A-EP</text:a>,<text:a xlink:href="https://www.ti.com/product/SN74LVC14A-Q1" xlink:type="simple">SN74LVC14A-Q1</text:a></text:p>
          </table:table-cell>
          <table:table-cell table:style-name="ce27" table:number-columns-repeated="2"/>
          <table:table-cell table:style-name="ce27" table:formula="of:=COUNTA([.$C5:.$Y5])" office:value-type="float" office:value="13" calcext:value-type="float">
            <text:p>13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16</text:p>
          </table:table-cell>
          <table:table-cell table:style-name="ce25" office:value-type="string" calcext:value-type="string">
            <text:p>6-ch, bipolar inverters with open-collector outputs</text:p>
          </table:table-cell>
          <table:table-cell table:style-name="ce27" office:value-type="string" calcext:value-type="string">
            <text:p><text:a xlink:href="https://www.ti.com/product/SN7416" xlink:type="simple">SN7416</text:a></text:p>
          </table:table-cell>
          <table:table-cell table:style-name="ce27" table:number-columns-repeated="22"/>
          <table:table-cell table:style-name="ce27" table:formula="of:=COUNTA([.$C6:.$Y6])" office:value-type="float" office:value="1" calcext:value-type="float">
            <text:p>1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19</text:p>
          </table:table-cell>
          <table:table-cell table:style-name="ce14" office:value-type="string" calcext:value-type="string">
            <text:p>6-ch, bipolar inverters with Schmitt-Trigger inputs</text:p>
          </table:table-cell>
          <table:table-cell table:style-name="ce27" table:number-columns-repeated="18"/>
          <table:table-cell table:style-name="ce27" office:value-type="string" calcext:value-type="string">
            <text:p><text:a xlink:href="https://www.ti.com/product/SN74LS19A" xlink:type="simple">SN74LS19A</text:a></text:p>
          </table:table-cell>
          <table:table-cell table:style-name="ce27" table:number-columns-repeated="4"/>
          <table:table-cell table:style-name="ce27" table:formula="of:=COUNTA([.$C7:.$Y7])" office:value-type="float" office:value="1" calcext:value-type="float">
            <text:p>1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240</text:p>
          </table:table-cell>
          <table:table-cell table:style-name="ce14" office:value-type="string" calcext:value-type="string">
            <text:p>8-ch, inverters with 3-state outputs</text:p>
          </table:table-cell>
          <table:table-cell table:style-name="ce27"/>
          <table:table-cell table:style-name="ce27" office:value-type="string" calcext:value-type="string">
            <text:p><text:a xlink:href="https://www.ti.com/product/SN74ABT240A" xlink:type="simple">SN74ABT240A</text:a></text:p>
          </table:table-cell>
          <table:table-cell table:style-name="ce27" office:value-type="string" calcext:value-type="string">
            <text:p><text:a xlink:href="https://www.ti.com/product/SN74AC240" xlink:type="simple">SN74AC240</text:a>,<text:a xlink:href="https://www.ti.com/product/SN74AC240-Q1" xlink:type="simple">SN74AC240-Q1</text:a>,<text:a xlink:href="https://www.ti.com/product/CD74AC240" xlink:type="simple">CD74AC240</text:a></text:p>
          </table:table-cell>
          <table:table-cell table:style-name="ce27" office:value-type="string" calcext:value-type="string">
            <text:p><text:a xlink:href="https://www.ti.com/product/SN74ACT240" xlink:type="simple">SN74ACT240</text:a>,<text:a xlink:href="https://www.ti.com/product/CD74ACT240" xlink:type="simple">CD74ACT240</text:a></text:p>
          </table:table-cell>
          <table:table-cell table:style-name="ce27" office:value-type="string" calcext:value-type="string">
            <text:p><text:a xlink:href="https://www.ti.com/product/SN74AHC240" xlink:type="simple">SN74AHC240</text:a></text:p>
          </table:table-cell>
          <table:table-cell table:style-name="ce27" office:value-type="string" calcext:value-type="string">
            <text:p><text:a xlink:href="https://www.ti.com/product/SN74AHCT240" xlink:type="simple">SN74AHCT240</text:a>,<text:a xlink:href="https://www.ti.com/product/SN74AHCT240-Q1" xlink:type="simple">SN74AHCT240-Q1</text:a></text:p>
          </table:table-cell>
          <table:table-cell table:style-name="ce27" office:value-type="string" calcext:value-type="string">
            <text:p><text:a xlink:href="https://www.ti.com/product/SN74ALS240A" xlink:type="simple">SN74ALS240A</text:a>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ti.com/product/SN74AS240A" xlink:type="simple">SN74AS240A</text:a></text:p>
          </table:table-cell>
          <table:table-cell table:style-name="ce27" office:value-type="string" calcext:value-type="string">
            <text:p><text:a xlink:href="https://www.ti.com/product/SN74AUC240" xlink:type="simple">SN74AUC240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BCT240" xlink:type="simple">SN74BCT240</text:a></text:p>
          </table:table-cell>
          <table:table-cell table:style-name="ce27" office:value-type="string" calcext:value-type="string">
            <text:p><text:a xlink:href="https://www.ti.com/product/SN74F240" xlink:type="simple">SN74F240</text:a></text:p>
          </table:table-cell>
          <table:table-cell table:style-name="ce27" office:value-type="string" calcext:value-type="string">
            <text:p><text:a xlink:href="https://www.ti.com/product/CY74FCT240T" xlink:type="simple">CY74FCT240T</text:a></text:p>
          </table:table-cell>
          <table:table-cell table:style-name="ce27" office:value-type="string" calcext:value-type="string">
            <text:p><text:a xlink:href="https://www.ti.com/product/SN74HC240" xlink:type="simple">SN74HC240</text:a>,<text:a xlink:href="https://www.ti.com/product/CD74HC240" xlink:type="simple">CD74HC240</text:a></text:p>
          </table:table-cell>
          <table:table-cell table:style-name="ce27" office:value-type="string" calcext:value-type="string">
            <text:p><text:a xlink:href="https://www.ti.com/product/SN74HCS240" xlink:type="simple">SN74HCS240</text:a></text:p>
          </table:table-cell>
          <table:table-cell table:style-name="ce27" office:value-type="string" calcext:value-type="string">
            <text:p><text:a xlink:href="https://www.ti.com/product/SN74HCT240" xlink:type="simple">SN74HCT240</text:a>,<text:a xlink:href="https://www.ti.com/product/CD74HCT240" xlink:type="simple">CD74HCT240</text:a></text:p>
          </table:table-cell>
          <table:table-cell table:style-name="ce27" office:value-type="string" calcext:value-type="string">
            <text:p><text:a xlink:href="https://www.ti.com/product/SN74LS240" xlink:type="simple">SN74LS240</text:a></text:p>
          </table:table-cell>
          <table:table-cell table:style-name="ce27" office:value-type="string" calcext:value-type="string">
            <text:p><text:a xlink:href="https://www.ti.com/product/SN74LV240A" xlink:type="simple">SN74LV240A</text:a></text:p>
          </table:table-cell>
          <table:table-cell table:style-name="ce27" office:value-type="string" calcext:value-type="string">
            <text:p><text:a xlink:href="https://www.ti.com/product/SN74LVC240A" xlink:type="simple">SN74LVC240A</text:a>,<text:a xlink:href="https://www.ti.com/product/SN74LVCZ240A" xlink:type="simple">SN74LVCZ240A</text:a></text:p>
          </table:table-cell>
          <table:table-cell table:style-name="ce27" office:value-type="string" calcext:value-type="string">
            <text:p><text:a xlink:href="https://www.ti.com/product/SN74LVT240A" xlink:type="simple">SN74LVT240A</text:a>,<text:a xlink:href="https://www.ti.com/product/SN74LVTH240" xlink:type="simple">SN74LVTH240</text:a></text:p>
          </table:table-cell>
          <table:table-cell table:style-name="ce27" office:value-type="string" calcext:value-type="string">
            <text:p><text:a xlink:href="https://www.ti.com/product/SN74S240" xlink:type="simple">SN74S240</text:a></text:p>
          </table:table-cell>
          <table:table-cell table:style-name="ce27" table:formula="of:=COUNTA([.$C8:.$Y8])" office:value-type="float" office:value="19" calcext:value-type="float">
            <text:p>19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241</text:p>
          </table:table-cell>
          <table:table-cell table:style-name="ce14" office:value-type="string" calcext:value-type="string">
            <text:p>8-ch, buffers with 3-state outputs</text:p>
          </table:table-cell>
          <table:table-cell table:style-name="ce27"/>
          <table:table-cell table:style-name="ce27" office:value-type="string" calcext:value-type="string">
            <text:p><text:a xlink:href="https://www.ti.com/product/SN74ABT241A" xlink:type="simple">SN74ABT241A</text:a></text:p>
          </table:table-cell>
          <table:table-cell table:style-name="ce27" office:value-type="string" calcext:value-type="string">
            <text:p><text:a xlink:href="https://www.ti.com/product/SN74AC241" xlink:type="simple">SN74AC241</text:a></text:p>
          </table:table-cell>
          <table:table-cell table:style-name="ce27" office:value-type="string" calcext:value-type="string">
            <text:p><text:a xlink:href="https://www.ti.com/product/SN74ACT241" xlink:type="simple">SN74ACT241</text:a>,<text:a xlink:href="https://www.ti.com/product/CD74ACT241" xlink:type="simple">CD74ACT241</text:a></text:p>
          </table:table-cell>
          <table:table-cell table:style-name="ce27" table:number-columns-repeated="5"/>
          <table:table-cell table:style-name="ce27" office:value-type="string" calcext:value-type="string">
            <text:p><text:a xlink:href="https://www.ti.com/product/SN74AS241A" xlink:type="simple">SN74AS241A</text:a></text:p>
          </table:table-cell>
          <table:table-cell table:style-name="ce27" table:number-columns-repeated="3"/>
          <table:table-cell table:style-name="ce27" office:value-type="string" calcext:value-type="string">
            <text:p><text:a xlink:href="https://www.ti.com/product/SN74F241" xlink:type="simple">SN74F241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HC241" xlink:type="simple">SN74HC241</text:a>,<text:a xlink:href="https://www.ti.com/product/CD74HC241" xlink:type="simple">CD74HC241</text:a></text:p>
          </table:table-cell>
          <table:table-cell table:style-name="ce27"/>
          <table:table-cell table:style-name="ce27" office:value-type="string" calcext:value-type="string">
            <text:p><text:a xlink:href="https://www.ti.com/product/CD74HCT241" xlink:type="simple">CD74HCT241</text:a></text:p>
          </table:table-cell>
          <table:table-cell table:style-name="ce27" office:value-type="string" calcext:value-type="string">
            <text:p><text:a xlink:href="https://www.ti.com/product/SN74LS241" xlink:type="simple">SN74LS241</text:a>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ti.com/product/SN74LVTH241" xlink:type="simple">SN74LVTH241</text:a></text:p>
          </table:table-cell>
          <table:table-cell table:style-name="ce27" office:value-type="string" calcext:value-type="string">
            <text:p><text:a xlink:href="https://www.ti.com/product/SN74S241" xlink:type="simple">SN74S241</text:a></text:p>
          </table:table-cell>
          <table:table-cell table:style-name="ce27" table:formula="of:=COUNTA([.$C9:.$Y9])" office:value-type="float" office:value="10" calcext:value-type="float">
            <text:p>10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244</text:p>
          </table:table-cell>
          <table:table-cell table:style-name="ce14" office:value-type="string" calcext:value-type="string">
            <text:p>8-ch,buffers with 3-state outputs</text:p>
          </table:table-cell>
          <table:table-cell table:style-name="ce27"/>
          <table:table-cell table:style-name="ce27" office:value-type="string" calcext:value-type="string">
            <text:p><text:a xlink:href="https://www.ti.com/product/SN74ABT244A" xlink:type="simple">SN74ABT244A</text:a></text:p>
          </table:table-cell>
          <table:table-cell table:style-name="ce27" office:value-type="string" calcext:value-type="string">
            <text:p><text:a xlink:href="https://www.ti.com/product/SN74AC244" xlink:type="simple">SN74AC244</text:a>,<text:a xlink:href="https://www.ti.com/product/CD74AC244" xlink:type="simple">CD74AC244</text:a></text:p>
          </table:table-cell>
          <table:table-cell table:style-name="ce27" office:value-type="string" calcext:value-type="string">
            <text:p><text:a xlink:href="https://www.ti.com/product/SN74ACT244" xlink:type="simple">SN74ACT244</text:a>,<text:a xlink:href="https://www.ti.com/product/CD74ACT244" xlink:type="simple">CD74ACT244</text:a></text:p>
          </table:table-cell>
          <table:table-cell table:style-name="ce27" office:value-type="string" calcext:value-type="string">
            <text:p><text:a xlink:href="https://www.ti.com/product/SN74AHC244" xlink:type="simple">SN74AHC244</text:a></text:p>
          </table:table-cell>
          <table:table-cell table:style-name="ce27" office:value-type="string" calcext:value-type="string">
            <text:p><text:a xlink:href="https://www.ti.com/product/SN74AHCT244" xlink:type="simple">SN74AHCT244</text:a>,<text:a xlink:href="https://www.ti.com/product/SN74AHCT244-Q1" xlink:type="simple">SN74AHCT244-Q1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ALVC244" xlink:type="simple">SN74ALVC244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AS244A" xlink:type="simple">SN74AS244A</text:a></text:p>
          </table:table-cell>
          <table:table-cell table:style-name="ce27" office:value-type="string" calcext:value-type="string">
            <text:p><text:a xlink:href="https://www.ti.com/product/SN74AUC244" xlink:type="simple">SN74AUC244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BCT244" xlink:type="simple">SN74BCT244</text:a></text:p>
          </table:table-cell>
          <table:table-cell table:style-name="ce27" office:value-type="string" calcext:value-type="string">
            <text:p><text:a xlink:href="https://www.ti.com/product/SN74F244" xlink:type="simple">SN74F244</text:a></text:p>
          </table:table-cell>
          <table:table-cell table:style-name="ce27" office:value-type="string" calcext:value-type="string">
            <text:p><text:a xlink:href="https://www.ti.com/product/CY74FCT244T" xlink:type="simple">CY74FCT244T</text:a></text:p>
          </table:table-cell>
          <table:table-cell table:style-name="ce27" office:value-type="string" calcext:value-type="string">
            <text:p><text:a xlink:href="https://www.ti.com/product/SN74HC244" xlink:type="simple">SN74HC244</text:a>,<text:a xlink:href="https://www.ti.com/product/CD74HC244" xlink:type="simple">CD74HC244</text:a></text:p>
          </table:table-cell>
          <table:table-cell table:style-name="ce27" office:value-type="string" calcext:value-type="string">
            <text:p><text:a xlink:href="https://www.ti.com/product/SN74HCS244" xlink:type="simple">SN74HCS244</text:a></text:p>
          </table:table-cell>
          <table:table-cell table:style-name="ce27" office:value-type="string" calcext:value-type="string">
            <text:p><text:a xlink:href="https://www.ti.com/product/CD74HCT244" xlink:type="simple">CD74HCT244</text:a></text:p>
          </table:table-cell>
          <table:table-cell table:style-name="ce27" office:value-type="string" calcext:value-type="string">
            <text:p><text:a xlink:href="https://www.ti.com/product/SN74LS244" xlink:type="simple">SN74LS244</text:a></text:p>
          </table:table-cell>
          <table:table-cell table:style-name="ce27" office:value-type="string" calcext:value-type="string">
            <text:p><text:a xlink:href="https://www.ti.com/product/SN74LV244A" xlink:type="simple">SN74LV244A</text:a></text:p>
          </table:table-cell>
          <table:table-cell table:style-name="ce27" office:value-type="string" calcext:value-type="string">
            <text:p><text:a xlink:href="https://www.ti.com/product/SN74LVC244A" xlink:type="simple">SN74LVC244A</text:a>,<text:a xlink:href="https://www.ti.com/product/SN74LVCZ244A" xlink:type="simple">SN74LVCZ244A</text:a></text:p>
          </table:table-cell>
          <table:table-cell table:style-name="ce27" office:value-type="string" calcext:value-type="string">
            <text:p><text:a xlink:href="https://www.ti.com/product/SN74LVTH244A" xlink:type="simple">SN74LVTH244A</text:a></text:p>
          </table:table-cell>
          <table:table-cell table:style-name="ce27" office:value-type="string" calcext:value-type="string">
            <text:p><text:a xlink:href="https://www.ti.com/product/SN74S244" xlink:type="simple">SN74S244</text:a></text:p>
          </table:table-cell>
          <table:table-cell table:style-name="ce27" table:formula="of:=COUNTA([.$C10:.$Y10])" office:value-type="float" office:value="19" calcext:value-type="float">
            <text:p>19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7" office:value-type="string" calcext:value-type="string">
            <text:p>74xx366</text:p>
          </table:table-cell>
          <table:table-cell table:style-name="ce26" office:value-type="string" calcext:value-type="string">
            <text:p>6-ch, inverters with 3-state outputs </text:p>
          </table:table-cell>
          <table:table-cell table:number-columns-repeated="15"/>
          <table:table-cell office:value-type="string" calcext:value-type="string">
            <text:p><text:a xlink:href="https://www.ti.com/product/CD74HC366" xlink:type="simple">CD74HC366</text:a>,<text:a xlink:href="https://www.ti.com/product/CD74HC366-Q1" xlink:type="simple">CD74HC366-Q1</text:a></text:p>
          </table:table-cell>
          <table:table-cell table:number-columns-repeated="7"/>
          <table:table-cell table:formula="of:=COUNTA([.$C11:.$Y11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368</text:p>
          </table:table-cell>
          <table:table-cell table:style-name="ce26" office:value-type="string" calcext:value-type="string">
            <text:p>6-ch, inverters with 3-state outputs </text:p>
          </table:table-cell>
          <table:table-cell table:number-columns-repeated="15"/>
          <table:table-cell office:value-type="string" calcext:value-type="string">
            <text:p><text:a xlink:href="https://www.ti.com/product/SN74HC368" xlink:type="simple">SN74HC368</text:a>;<text:a xlink:href="https://www.ti.com/product/CD74HC368" xlink:type="simple">CD74HC368</text:a></text:p>
          </table:table-cell>
          <table:table-cell/>
          <table:table-cell office:value-type="string" calcext:value-type="string">
            <text:p><text:a xlink:href="https://www.ti.com/product/CD74HCT368" xlink:type="simple">CD74HCT368</text:a></text:p>
          </table:table-cell>
          <table:table-cell office:value-type="string" calcext:value-type="string">
            <text:p><text:a xlink:href="https://www.ti.com/product/SN74LS368A" xlink:type="simple">SN74LS368A</text:a></text:p>
          </table:table-cell>
          <table:table-cell table:number-columns-repeated="4"/>
          <table:table-cell table:formula="of:=COUNTA([.$C12:.$Y12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11" office:value-type="string" calcext:value-type="string">
            <text:p>74xx540</text:p>
          </table:table-cell>
          <table:table-cell table:style-name="ce14" office:value-type="string" calcext:value-type="string">
            <text:p>8-ch, bipolar inverters with 3-state outputs</text:p>
          </table:table-cell>
          <table:table-cell table:style-name="ce27"/>
          <table:table-cell table:style-name="ce27" office:value-type="string" calcext:value-type="string">
            <text:p><text:a xlink:href="https://www.ti.com/product/SN74ABT540" xlink:type="simple">SN74ABT540</text:a></text:p>
          </table:table-cell>
          <table:table-cell table:style-name="ce27" office:value-type="string" calcext:value-type="string">
            <text:p><text:a xlink:href="https://www.ti.com/product/CD74AC540" xlink:type="simple">CD74AC540</text:a></text:p>
          </table:table-cell>
          <table:table-cell table:style-name="ce27" office:value-type="string" calcext:value-type="string">
            <text:p><text:a xlink:href="https://www.ti.com/product/CD74ACT540" xlink:type="simple">CD74ACT540</text:a></text:p>
          </table:table-cell>
          <table:table-cell table:style-name="ce27" office:value-type="string" calcext:value-type="string">
            <text:p><text:a xlink:href="https://www.ti.com/product/SN74AHC540" xlink:type="simple">SN74AHC540</text:a></text:p>
          </table:table-cell>
          <table:table-cell table:style-name="ce27" office:value-type="string" calcext:value-type="string">
            <text:p><text:a xlink:href="https://www.ti.com/product/SN74AHCT540" xlink:type="simple">SN74AHCT540</text:a></text:p>
          </table:table-cell>
          <table:table-cell table:style-name="ce27" office:value-type="string" calcext:value-type="string">
            <text:p><text:a xlink:href="https://www.ti.com/product/SN74ALS540-1" xlink:type="simple">SN74ALS540-1</text:a></text:p>
          </table:table-cell>
          <table:table-cell table:style-name="ce27" table:number-columns-repeated="5"/>
          <table:table-cell table:style-name="ce27" office:value-type="string" calcext:value-type="string">
            <text:p><text:a xlink:href="https://www.ti.com/product/SN74BCT540A" xlink:type="simple">SN74BCT540A</text:a></text:p>
          </table:table-cell>
          <table:table-cell table:style-name="ce27"/>
          <table:table-cell table:style-name="ce27" office:value-type="string" calcext:value-type="string">
            <text:p><text:a xlink:href="https://www.ti.com/product/CY74FCT540T" xlink:type="simple">CY74FCT540T</text:a></text:p>
          </table:table-cell>
          <table:table-cell table:style-name="ce27" office:value-type="string" calcext:value-type="string">
            <text:p><text:a xlink:href="https://www.ti.com/product/SN74HC540" xlink:type="simple">SN74HC540</text:a>,<text:a xlink:href="https://www.ti.com/product/CD74HC540" xlink:type="simple">CD74HC540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HCT540" xlink:type="simple">SN74HCT540</text:a>,<text:a xlink:href="https://www.ti.com/product/CD74HCT540" xlink:type="simple">CD74HCT540</text:a></text:p>
          </table:table-cell>
          <table:table-cell table:style-name="ce27" office:value-type="string" calcext:value-type="string">
            <text:p><text:a xlink:href="https://www.ti.com/product/SN74LS540" xlink:type="simple">SN74LS540</text:a></text:p>
          </table:table-cell>
          <table:table-cell table:style-name="ce27" office:value-type="string" calcext:value-type="string">
            <text:p><text:a xlink:href="https://www.ti.com/product/SN74LV540A" xlink:type="simple">SN74LV540A</text:a></text:p>
          </table:table-cell>
          <table:table-cell table:style-name="ce27" office:value-type="string" calcext:value-type="string">
            <text:p><text:a xlink:href="https://www.ti.com/product/SN74LVC540A" xlink:type="simple">SN74LVC540A</text:a>,<text:a xlink:href="https://www.ti.com/product/SN74LVC540A-EP" xlink:type="simple">SN74LVC540A-EP</text:a>,<text:a xlink:href="https://www.ti.com/product/SN74LVC540A-Q1" xlink:type="simple">SN74LVC540A-Q1</text:a></text:p>
          </table:table-cell>
          <table:table-cell table:style-name="ce27" office:value-type="string" calcext:value-type="string">
            <text:p><text:a xlink:href="https://www.ti.com/product/SN74LVTH540" xlink:type="simple">SN74LVTH540</text:a></text:p>
          </table:table-cell>
          <table:table-cell table:style-name="ce27"/>
          <table:table-cell table:style-name="ce27" table:formula="of:=COUNTA([.$C13:.$Y13])" office:value-type="float" office:value="14" calcext:value-type="float">
            <text:p>14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541</text:p>
          </table:table-cell>
          <table:table-cell table:style-name="ce14" office:value-type="string" calcext:value-type="string">
            <text:p>8-ch, bipolar buffers with 3-state outputs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ti.com/product/CD74AC541" xlink:type="simple">CD74AC541</text:a></text:p>
          </table:table-cell>
          <table:table-cell table:style-name="ce27" office:value-type="string" calcext:value-type="string">
            <text:p><text:a xlink:href="https://www.ti.com/product/CD74ACT541" xlink:type="simple">CD74ACT541</text:a></text:p>
          </table:table-cell>
          <table:table-cell table:style-name="ce27" office:value-type="string" calcext:value-type="string">
            <text:p><text:a xlink:href="https://www.ti.com/product/SN74AHC541" xlink:type="simple">SN74AHC541</text:a></text:p>
          </table:table-cell>
          <table:table-cell table:style-name="ce27" office:value-type="string" calcext:value-type="string">
            <text:p><text:a xlink:href="https://www.ti.com/product/SN74AHCT541" xlink:type="simple">SN74AHCT541</text:a></text:p>
          </table:table-cell>
          <table:table-cell table:style-name="ce27" office:value-type="string" calcext:value-type="string">
            <text:p><text:a xlink:href="https://www.ti.com/product/SN74ALS541-1" xlink:type="simple">SN74ALS541-1</text:a></text:p>
          </table:table-cell>
          <table:table-cell table:style-name="ce27" table:number-columns-repeated="5"/>
          <table:table-cell table:style-name="ce27" office:value-type="string" calcext:value-type="string">
            <text:p><text:a xlink:href="https://www.ti.com/product/SN74BCT541A" xlink:type="simple">SN74BCT541A</text:a></text:p>
          </table:table-cell>
          <table:table-cell table:style-name="ce27" office:value-type="string" calcext:value-type="string">
            <text:p><text:a xlink:href="https://www.ti.com/product/SN74F541" xlink:type="simple">SN74F541</text:a></text:p>
          </table:table-cell>
          <table:table-cell table:style-name="ce27" office:value-type="string" calcext:value-type="string">
            <text:p><text:a xlink:href="https://www.ti.com/product/CY74FCT541T" xlink:type="simple">CY74FCT541T</text:a></text:p>
          </table:table-cell>
          <table:table-cell table:style-name="ce27" office:value-type="string" calcext:value-type="string">
            <text:p><text:a xlink:href="https://www.ti.com/product/SN74HC541" xlink:type="simple">SN74HC541</text:a>,<text:a xlink:href="https://www.ti.com/product/CD74HC541" xlink:type="simple">CD74HC541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HCT541" xlink:type="simple">SN74HCT541</text:a>,<text:a xlink:href="https://www.ti.com/product/CD74HCT541" xlink:type="simple">CD74HCT541</text:a></text:p>
          </table:table-cell>
          <table:table-cell table:style-name="ce27" office:value-type="string" calcext:value-type="string">
            <text:p><text:a xlink:href="https://www.ti.com/product/SN74LS541" xlink:type="simple">SN74LS541</text:a></text:p>
          </table:table-cell>
          <table:table-cell table:style-name="ce27" office:value-type="string" calcext:value-type="string">
            <text:p><text:a xlink:href="https://www.ti.com/product/SN74LV541A" xlink:type="simple">SN74LV541A</text:a></text:p>
          </table:table-cell>
          <table:table-cell table:style-name="ce27" office:value-type="string" calcext:value-type="string">
            <text:p><text:a xlink:href="https://www.ti.com/product/SN74LVC541A" xlink:type="simple">SN74LVC541A</text:a>,<text:a xlink:href="https://www.ti.com/product/SN74LVC541A-EP" xlink:type="simple">SN74LVC541A-EP</text:a>,<text:a xlink:href="https://www.ti.com/product/SN74LVC541A-Q1" xlink:type="simple">SN74LVC541A-Q1</text:a></text:p>
          </table:table-cell>
          <table:table-cell table:style-name="ce27" office:value-type="string" calcext:value-type="string">
            <text:p><text:a xlink:href="https://www.ti.com/product/SN74LVTH541" xlink:type="simple">SN74LVTH541</text:a></text:p>
          </table:table-cell>
          <table:table-cell table:style-name="ce27"/>
          <table:table-cell table:style-name="ce27" table:formula="of:=COUNTA([.$C14:.$Y14])" office:value-type="float" office:value="14" calcext:value-type="float">
            <text:p>14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7" office:value-type="string" calcext:value-type="string">
            <text:p>74xx756</text:p>
          </table:table-cell>
          <table:table-cell table:style-name="ce26" office:value-type="string" calcext:value-type="string">
            <text:p>8-ch, bipolar inverters with open-collector outputs </text:p>
          </table:table-cell>
          <table:table-cell table:number-columns-repeated="9"/>
          <table:table-cell office:value-type="string" calcext:value-type="string">
            <text:p><text:a xlink:href="https://www.ti.com/product/SN74AS756" xlink:type="simple">SN74AS756</text:a></text:p>
          </table:table-cell>
          <table:table-cell table:number-columns-repeated="2"/>
          <table:table-cell office:value-type="string" calcext:value-type="string">
            <text:p><text:a xlink:href="https://www.ti.com/product/SN74BCT756" xlink:type="simple">SN74BCT756</text:a></text:p>
          </table:table-cell>
          <table:table-cell table:number-columns-repeated="10"/>
          <table:table-cell table:formula="of:=COUNTA([.$C15:.$Y15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756</text:p>
          </table:table-cell>
          <table:table-cell table:style-name="ce26" office:value-type="string" calcext:value-type="string">
            <text:p>8-ch, bipolar inverters with open-collector outputs </text:p>
          </table:table-cell>
          <table:table-cell table:number-columns-repeated="9"/>
          <table:table-cell office:value-type="string" calcext:value-type="string">
            <text:p><text:a xlink:href="https://www.ti.com/product/SN74AS757" xlink:type="simple">SN74AS757</text:a></text:p>
          </table:table-cell>
          <table:table-cell table:number-columns-repeated="2"/>
          <table:table-cell office:value-type="string" calcext:value-type="string">
            <text:p><text:a xlink:href="https://www.ti.com/product/SN74BCT757" xlink:type="simple">SN74BCT757</text:a></text:p>
          </table:table-cell>
          <table:table-cell table:number-columns-repeated="10"/>
          <table:table-cell table:formula="of:=COUNTA([.$C16:.$Y16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828</text:p>
          </table:table-cell>
          <table:table-cell table:style-name="ce26" office:value-type="string" calcext:value-type="string">
            <text:p>10-ch inverters with 3-state outputs</text:p>
          </table:table-cell>
          <table:table-cell table:number-columns-repeated="20"/>
          <table:table-cell office:value-type="string" calcext:value-type="string">
            <text:p><text:a xlink:href="https://www.ti.com/product/SN74LVC828A" xlink:type="simple">SN74LVC828A</text:a></text:p>
          </table:table-cell>
          <table:table-cell table:number-columns-repeated="2"/>
          <table:table-cell table:formula="of:=COUNTA([.$C17:.$Y17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004</text:p>
          </table:table-cell>
          <table:table-cell table:style-name="ce26" office:value-type="string" calcext:value-type="string">
            <text:p>6-ch, bipolar inverters </text:p>
          </table:table-cell>
          <table:table-cell table:number-columns-repeated="6"/>
          <table:table-cell office:value-type="string" calcext:value-type="string">
            <text:p><text:a xlink:href="https://www.ti.com/product/SN74ALS1004" xlink:type="simple">SN74ALS1004</text:a></text:p>
          </table:table-cell>
          <table:table-cell table:number-columns-repeated="2"/>
          <table:table-cell office:value-type="string" calcext:value-type="string">
            <text:p><text:a xlink:href="https://www.ti.com/product/SN74AS1004A" xlink:type="simple">SN74AS1004A</text:a></text:p>
          </table:table-cell>
          <table:table-cell table:number-columns-repeated="13"/>
          <table:table-cell table:formula="of:=COUNTA([.$C18:.$Y18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005</text:p>
          </table:table-cell>
          <table:table-cell table:style-name="ce26" office:value-type="string" calcext:value-type="string">
            <text:p>6-ch, bipolar inverters with open-collector outputs </text:p>
          </table:table-cell>
          <table:table-cell table:number-columns-repeated="6"/>
          <table:table-cell office:value-type="string" calcext:value-type="string">
            <text:p><text:a xlink:href="https://www.ti.com/product/SN74ALS1005" xlink:type="simple">SN74ALS1005</text:a></text:p>
          </table:table-cell>
          <table:table-cell table:number-columns-repeated="16"/>
          <table:table-cell table:formula="of:=COUNTA([.$C19:.$Y19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404</text:p>
          </table:table-cell>
          <table:table-cell table:style-name="ce26" office:value-type="string" calcext:value-type="string">
            <text:p>2-ch, inverters with Schmitt-Trigger inputs</text:p>
          </table:table-cell>
          <table:table-cell table:number-columns-repeated="20"/>
          <table:table-cell office:value-type="string" calcext:value-type="string">
            <text:p><text:a xlink:href="https://www.ti.com/product/SN74LVC1404" xlink:type="simple">SN74LVC1404</text:a></text:p>
          </table:table-cell>
          <table:table-cell table:number-columns-repeated="2"/>
          <table:table-cell table:formula="of:=COUNTA([.$C20:.$Y20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2240</text:p>
          </table:table-cell>
          <table:table-cell table:style-name="ce26" office:value-type="string" calcext:value-type="string">
            <text:p>8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2240A" xlink:type="simple">SN74ABT2240A</text:a></text:p>
          </table:table-cell>
          <table:table-cell table:number-columns-repeated="12"/>
          <table:table-cell office:value-type="string" calcext:value-type="string">
            <text:p><text:a xlink:href="https://www.ti.com/product/CY74FCT2240T" xlink:type="simple">CY74FCT2240T</text:a></text:p>
          </table:table-cell>
          <table:table-cell table:number-columns-repeated="8"/>
          <table:table-cell table:formula="of:=COUNTA([.$C21:.$Y21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4049</text:p>
          </table:table-cell>
          <table:table-cell table:style-name="ce26" office:value-type="string" calcext:value-type="string">
            <text:p>6-ch, inverters </text:p>
          </table:table-cell>
          <table:table-cell table:number-columns-repeated="15"/>
          <table:table-cell office:value-type="string" calcext:value-type="string">
            <text:p><text:a xlink:href="https://www.ti.com/product/CD74HC4049" xlink:type="simple">CD74HC4049</text:a></text:p>
          </table:table-cell>
          <table:table-cell table:number-columns-repeated="7"/>
          <table:table-cell table:formula="of:=COUNTA([.$C22:.$Y22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5403</text:p>
          </table:table-cell>
          <table:table-cell table:style-name="ce26" office:value-type="string" calcext:value-type="string">
            <text:p>12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5403" xlink:type="simple">SN74ABT5403</text:a></text:p>
          </table:table-cell>
          <table:table-cell table:number-columns-repeated="21"/>
          <table:table-cell table:formula="of:=COUNTA([.$C23:.$Y23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1004</text:p>
          </table:table-cell>
          <table:table-cell table:style-name="ce26" office:value-type="string" calcext:value-type="string">
            <text:p>6-ch, inverters with TTL-compatible CMOS inputs</text:p>
          </table:table-cell>
          <table:table-cell table:number-columns-repeated="2"/>
          <table:table-cell office:value-type="string" calcext:value-type="string">
            <text:p><text:a xlink:href="https://www.ti.com/product/74AC11004" xlink:type="simple">74AC11004</text:a></text:p>
          </table:table-cell>
          <table:table-cell office:value-type="string" calcext:value-type="string">
            <text:p><text:a xlink:href="https://www.ti.com/product/74ACT11004" xlink:type="simple">74ACT11004</text:a></text:p>
          </table:table-cell>
          <table:table-cell table:number-columns-repeated="19"/>
          <table:table-cell table:formula="of:=COUNTA([.$C24:.$Y24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1240</text:p>
          </table:table-cell>
          <table:table-cell table:style-name="ce26" office:value-type="string" calcext:value-type="string">
            <text:p>8-ch, inverters with 3-state outputs </text:p>
          </table:table-cell>
          <table:table-cell table:number-columns-repeated="2"/>
          <table:table-cell office:value-type="string" calcext:value-type="string">
            <text:p><text:a xlink:href="https://www.ti.com/product/74AC11240" xlink:type="simple">74AC11240</text:a></text:p>
          </table:table-cell>
          <table:table-cell office:value-type="string" calcext:value-type="string">
            <text:p><text:a xlink:href="https://www.ti.com/product/74ACT11240" xlink:type="simple">74ACT11240</text:a></text:p>
          </table:table-cell>
          <table:table-cell table:number-columns-repeated="19"/>
          <table:table-cell table:formula="of:=COUNTA([.$C25:.$Y25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6240</text:p>
          </table:table-cell>
          <table:table-cell table:style-name="ce26" office:value-type="string" calcext:value-type="string">
            <text:p>16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16240A" xlink:type="simple">SN74ABT16240A</text:a></text:p>
          </table:table-cell>
          <table:table-cell/>
          <table:table-cell office:value-type="string" calcext:value-type="string">
            <text:p><text:a xlink:href="https://www.ti.com/product/74ACT16240" xlink:type="simple">74ACT16240</text:a></text:p>
          </table:table-cell>
          <table:table-cell office:value-type="string" calcext:value-type="string">
            <text:p><text:a xlink:href="https://www.ti.com/product/SN74AHC16240" xlink:type="simple">SN74AHC16240</text:a></text:p>
          </table:table-cell>
          <table:table-cell office:value-type="string" calcext:value-type="string">
            <text:p><text:a xlink:href="https://www.ti.com/product/SN74AHCT16240" xlink:type="simple">SN74AHCT16240</text:a></text:p>
          </table:table-cell>
          <table:table-cell/>
          <table:table-cell office:value-type="string" calcext:value-type="string">
            <text:p><text:a xlink:href="https://www.ti.com/product/SN74ALVCH16240" xlink:type="simple">SN74ALVCH16240</text:a></text:p>
          </table:table-cell>
          <table:table-cell office:value-type="string" calcext:value-type="string">
            <text:p><text:a xlink:href="https://www.ti.com/product/SN74ALVTH16240" xlink:type="simple">SN74ALVTH16240</text:a></text:p>
          </table:table-cell>
          <table:table-cell/>
          <table:table-cell office:value-type="string" calcext:value-type="string">
            <text:p><text:a xlink:href="https://www.ti.com/product/SN74AUC16240" xlink:type="simple">SN74AUC16240</text:a>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<text:a xlink:href="https://www.ti.com/product/SN74LVCH16240A" xlink:type="simple">SN74LVCH16240A</text:a>,<text:a xlink:href="https://www.ti.com/product/SN74LVCZ16240A" xlink:type="simple">SN74LVCZ16240A</text:a></text:p>
          </table:table-cell>
          <table:table-cell office:value-type="string" calcext:value-type="string">
            <text:p><text:a xlink:href="https://www.ti.com/product/SN74LVT16240" xlink:type="simple">SN74LVT16240</text:a>,<text:a xlink:href="https://www.ti.com/product/SN74LVTH16240" xlink:type="simple">SN74LVTH16240</text:a></text:p>
          </table:table-cell>
          <table:table-cell/>
          <table:table-cell table:formula="of:=COUNTA([.$C26:.$Y26])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6245</text:p>
          </table:table-cell>
          <table:table-cell table:style-name="ce26" office:value-type="string" calcext:value-type="string">
            <text:p>6-ch, inverters with Schmitt-Trigger inputs </text:p>
          </table:table-cell>
          <table:table-cell table:number-columns-repeated="3"/>
          <table:table-cell office:value-type="string" calcext:value-type="string">
            <text:p><text:a xlink:href="https://www.ti.com/product/SN74ACT16245-EP" xlink:type="simple">SN74ACT16245-EP</text:a></text:p>
          </table:table-cell>
          <table:table-cell table:number-columns-repeated="19"/>
          <table:table-cell table:formula="of:=COUNTA([.$C27:.$Y27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6373</text:p>
          </table:table-cell>
          <table:table-cell table:style-name="ce26" office:value-type="string" calcext:value-type="string">
            <text:p>16-ch, inverters with Schmitt-Trigger inputs </text:p>
          </table:table-cell>
          <table:table-cell table:number-columns-repeated="3"/>
          <table:table-cell office:value-type="string" calcext:value-type="string">
            <text:p><text:a xlink:href="https://www.ti.com/product/SN74ACT16373-EP" xlink:type="simple">SN74ACT16373-EP</text:a></text:p>
          </table:table-cell>
          <table:table-cell table:number-columns-repeated="19"/>
          <table:table-cell table:formula="of:=COUNTA([.$C28:.$Y28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6540</text:p>
          </table:table-cell>
          <table:table-cell table:style-name="ce26" office:value-type="string" calcext:value-type="string">
            <text:p>16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16540A" xlink:type="simple">SN74ABT16540A</text:a></text:p>
          </table:table-cell>
          <table:table-cell table:number-columns-repeated="2"/>
          <table:table-cell office:value-type="string" calcext:value-type="string">
            <text:p><text:a xlink:href="https://www.ti.com/product/SN74AHC16540" xlink:type="simple">SN74AHC16540</text:a></text:p>
          </table:table-cell>
          <table:table-cell office:value-type="string" calcext:value-type="string">
            <text:p><text:a xlink:href="https://www.ti.com/product/SN74AHCT16540" xlink:type="simple">SN74AHCT16540</text:a></text:p>
          </table:table-cell>
          <table:table-cell table:number-columns-repeated="14"/>
          <table:table-cell office:value-type="string" calcext:value-type="string">
            <text:p><text:a xlink:href="https://www.ti.com/product/SN74LVCH16540A" xlink:type="simple">SN74LVCH16540A</text:a></text:p>
          </table:table-cell>
          <table:table-cell table:number-columns-repeated="2"/>
          <table:table-cell table:formula="of:=COUNTA([.$C29:.$Y29])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62240</text:p>
          </table:table-cell>
          <table:table-cell table:style-name="ce26" office:value-type="string" calcext:value-type="string">
            <text:p>16-ch, inverters with TTL-compatible CMOS inputs and 3-state outputs</text:p>
          </table:table-cell>
          <table:table-cell table:number-columns-repeated="21"/>
          <table:table-cell office:value-type="string" calcext:value-type="string">
            <text:p><text:a xlink:href="https://www.ti.com/product/SN74LVT162240" xlink:type="simple">SN74LVT162240</text:a>,<text:a xlink:href="https://www.ti.com/product/SN74LVTH162240" xlink:type="simple">SN74LVTH162240</text:a></text:p>
          </table:table-cell>
          <table:table-cell/>
          <table:table-cell table:formula="of:=COUNTA([.$C30:.$Y30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G(U,X)04</text:p>
          </table:table-cell>
          <table:table-cell table:style-name="ce26" office:value-type="string" calcext:value-type="string">
            <text:p>Single inverter</text:p>
          </table:table-cell>
          <table:table-cell table:number-columns-repeated="4"/>
          <table:table-cell office:value-type="string" calcext:value-type="string">
            <text:p><text:a xlink:href="https://www.ti.com/product/SN74AHC1G04" xlink:type="simple">SN74AHC1G04</text:a>,<text:a xlink:href="https://www.ti.com/product/SN74AHC1G04-Q1" xlink:type="simple">SN74AHC1G04-Q1</text:a>,<text:a xlink:href="https://www.ti.com/product/SN74AHC1GU04" xlink:type="simple">SN74AHC1GU04</text:a></text:p>
          </table:table-cell>
          <table:table-cell office:value-type="string" calcext:value-type="string">
            <text:p><text:a xlink:href="https://www.ti.com/product/SN74AHCT1G04" xlink:type="simple">SN74AHCT1G04</text:a>,<text:a xlink:href="https://www.ti.com/product/SN74AHCT1G04-Q1" xlink:type="simple">SN74AHCT1G04-Q1</text:a></text:p>
          </table:table-cell>
          <table:table-cell table:number-columns-repeated="4"/>
          <table:table-cell office:value-type="string" calcext:value-type="string">
            <text:p><text:a xlink:href="https://www.ti.com/product/SN74AUC1G04" xlink:type="simple">SN74AUC1G04</text:a>,<text:a xlink:href="https://www.ti.com/product/SN74AUC1GU04" xlink:type="simple">SN74AUC1GU04</text:a></text:p>
          </table:table-cell>
          <table:table-cell office:value-type="string" calcext:value-type="string">
            <text:p><text:a xlink:href="https://www.ti.com/product/SN74AUP1G04" xlink:type="simple">SN74AUP1G04</text:a></text:p>
          </table:table-cell>
          <table:table-cell table:number-columns-repeated="8"/>
          <table:table-cell office:value-type="string" calcext:value-type="string">
            <text:p><text:a xlink:href="https://www.ti.com/product/SN74LVC1G04" xlink:type="simple">SN74LVC1G04</text:a>,<text:a xlink:href="https://www.ti.com/product/SN74LVC1GU04" xlink:type="simple">SN74LVC1GU04</text:a>,<text:a xlink:href="https://www.ti.com/product/SN74LVC1GX04" xlink:type="simple">SN74LVC1GX04</text:a>,<text:a xlink:href="https://www.ti.com/product/SN74LVC1G04-EP" xlink:type="simple">SN74LVC1G04-EP</text:a>,<text:a xlink:href="https://www.ti.com/product/SN74LVC1G04-Q1" xlink:type="simple">SN74LVC1G04-Q1</text:a>,<text:a xlink:href="https://www.ti.com/product/SN74LVC1GX04-EP" xlink:type="simple">SN74LVC1GX04-EP</text:a></text:p>
          </table:table-cell>
          <table:table-cell table:number-columns-repeated="2"/>
          <table:table-cell table:formula="of:=COUNTA([.$C31:.$Y31])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G06</text:p>
          </table:table-cell>
          <table:table-cell table:style-name="ce26" office:value-type="string" calcext:value-type="string">
            <text:p>Single high speed inverter with open-drain outputs</text:p>
          </table:table-cell>
          <table:table-cell table:number-columns-repeated="10"/>
          <table:table-cell office:value-type="string" calcext:value-type="string">
            <text:p><text:a xlink:href="https://www.ti.com/product/SN74AUC1G06" xlink:type="simple">SN74AUC1G06</text:a></text:p>
          </table:table-cell>
          <table:table-cell office:value-type="string" calcext:value-type="string">
            <text:p><text:a xlink:href="https://www.ti.com/product/SN74AUP1G06" xlink:type="simple">SN74AUP1G06</text:a></text:p>
          </table:table-cell>
          <table:table-cell table:number-columns-repeated="8"/>
          <table:table-cell office:value-type="string" calcext:value-type="string">
            <text:p><text:a xlink:href="https://www.ti.com/product/SN74LVC1G06" xlink:type="simple">SN74LVC1G06</text:a>,<text:a xlink:href="https://www.ti.com/product/SN74LVC1G06-EP" xlink:type="simple">SN74LVC1G06-EP</text:a></text:p>
          </table:table-cell>
          <table:table-cell table:number-columns-repeated="2"/>
          <table:table-cell table:formula="of:=COUNTA([.$C32:.$Y32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G14</text:p>
          </table:table-cell>
          <table:table-cell table:style-name="ce26" office:value-type="string" calcext:value-type="string">
            <text:p>Single inverter with Schmitt-Trigger inputs </text:p>
          </table:table-cell>
          <table:table-cell table:number-columns-repeated="4"/>
          <table:table-cell office:value-type="string" calcext:value-type="string">
            <text:p><text:a xlink:href="https://www.ti.com/product/SN74AHC1G14" xlink:type="simple">SN74AHC1G14</text:a></text:p>
          </table:table-cell>
          <table:table-cell office:value-type="string" calcext:value-type="string">
            <text:p><text:a xlink:href="https://www.ti.com/product/SN74AHCT1G14" xlink:type="simple">SN74AHCT1G14</text:a></text:p>
          </table:table-cell>
          <table:table-cell table:number-columns-repeated="4"/>
          <table:table-cell office:value-type="string" calcext:value-type="string">
            <text:p><text:a xlink:href="https://www.ti.com/product/SN74AUC1G14" xlink:type="simple">SN74AUC1G14</text:a>,<text:a xlink:href="https://www.ti.com/product/SN74AUC1G14-EP" xlink:type="simple">SN74AUC1G14-EP</text:a></text:p>
          </table:table-cell>
          <table:table-cell office:value-type="string" calcext:value-type="string">
            <text:p><text:a xlink:href="https://www.ti.com/product/SN74AUP1G14" xlink:type="simple">SN74AUP1G14</text:a></text:p>
          </table:table-cell>
          <table:table-cell table:number-columns-repeated="8"/>
          <table:table-cell office:value-type="string" calcext:value-type="string">
            <text:p><text:a xlink:href="https://www.ti.com/product/SN74LVC1G14" xlink:type="simple">SN74LVC1G14</text:a>,<text:a xlink:href="https://www.ti.com/product/SN74LVC1G14-EP" xlink:type="simple">SN74LVC1G14-EP</text:a>,<text:a xlink:href="https://www.ti.com/product/SN74LVC1G14-Q1" xlink:type="simple">SN74LVC1G14-Q1</text:a></text:p>
          </table:table-cell>
          <table:table-cell table:number-columns-repeated="2"/>
          <table:table-cell table:formula="of:=COUNTA([.$C33:.$Y33])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G240</text:p>
          </table:table-cell>
          <table:table-cell table:style-name="ce26" office:value-type="string" calcext:value-type="string">
            <text:p>Single high speed inverter with 3-state outputs </text:p>
          </table:table-cell>
          <table:table-cell table:number-columns-repeated="10"/>
          <table:table-cell office:value-type="string" calcext:value-type="string">
            <text:p><text:a xlink:href="https://www.ti.com/product/SN74AUC1G240" xlink:type="simple">SN74AUC1G240</text:a></text:p>
          </table:table-cell>
          <table:table-cell office:value-type="string" calcext:value-type="string">
            <text:p><text:a xlink:href="https://www.ti.com/product/SN74AUP1G240" xlink:type="simple">SN74AUP1G240</text:a></text:p>
          </table:table-cell>
          <table:table-cell table:number-columns-repeated="8"/>
          <table:table-cell office:value-type="string" calcext:value-type="string">
            <text:p><text:a xlink:href="https://www.ti.com/product/SN74LVC1G240" xlink:type="simple">SN74LVC1G240</text:a></text:p>
          </table:table-cell>
          <table:table-cell table:number-columns-repeated="2"/>
          <table:table-cell table:formula="of:=COUNTA([.$C34:.$Y34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2G(U)04</text:p>
          </table:table-cell>
          <table:table-cell table:style-name="ce26" office:value-type="string" calcext:value-type="string">
            <text:p>2-ch, high speed inverters</text:p>
          </table:table-cell>
          <table:table-cell table:number-columns-repeated="10"/>
          <table:table-cell office:value-type="string" calcext:value-type="string">
            <text:p><text:a xlink:href="https://www.ti.com/product/SN74AUC2G04" xlink:type="simple">SN74AUC2G04</text:a>,<text:a xlink:href="https://www.ti.com/product/SN74AUC2GU04" xlink:type="simple">SN74AUC2GU04</text:a></text:p>
          </table:table-cell>
          <table:table-cell office:value-type="string" calcext:value-type="string">
            <text:p><text:a xlink:href="https://www.ti.com/product/SN74AUP2G04" xlink:type="simple">SN74AUP2G04</text:a></text:p>
          </table:table-cell>
          <table:table-cell table:number-columns-repeated="8"/>
          <table:table-cell office:value-type="string" calcext:value-type="string">
            <text:p><text:a xlink:href="https://www.ti.com/product/SN74LVC2GU04" xlink:type="simple">SN74LVC2GU04</text:a>,<text:a xlink:href="https://www.ti.com/product/SN74LVC2G04" xlink:type="simple">SN74LVC2G04</text:a>,<text:a xlink:href="https://www.ti.com/product/SN74LVC2G04-EP" xlink:type="simple">SN74LVC2G04-EP</text:a>,<text:a xlink:href="https://www.ti.com/product/SN74LVC2GU04-Q1" xlink:type="simple">SN74LVC2GU04-Q1</text:a></text:p>
          </table:table-cell>
          <table:table-cell table:number-columns-repeated="2"/>
          <table:table-cell table:formula="of:=COUNTA([.$C35:.$Y35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2G06</text:p>
          </table:table-cell>
          <table:table-cell table:style-name="ce26" office:value-type="string" calcext:value-type="string">
            <text:p>2-ch, high speed inverters with open-drain outputs </text:p>
          </table:table-cell>
          <table:table-cell table:number-columns-repeated="10"/>
          <table:table-cell office:value-type="string" calcext:value-type="string">
            <text:p><text:a xlink:href="https://www.ti.com/product/SN74AUC2G06" xlink:type="simple">SN74AUC2G06</text:a></text:p>
          </table:table-cell>
          <table:table-cell office:value-type="string" calcext:value-type="string">
            <text:p><text:a xlink:href="https://www.ti.com/product/SN74AUP2G06" xlink:type="simple">SN74AUP2G06</text:a></text:p>
          </table:table-cell>
          <table:table-cell table:number-columns-repeated="8"/>
          <table:table-cell office:value-type="string" calcext:value-type="string">
            <text:p><text:a xlink:href="https://www.ti.com/product/SN74LVC2G06" xlink:type="simple">SN74LVC2G06</text:a>,<text:a xlink:href="https://www.ti.com/product/SN74LVC2G06-EP" xlink:type="simple">SN74LVC2G06-EP</text:a>,<text:a xlink:href="https://www.ti.com/product/SN74LVC2G06-Q1" xlink:type="simple">SN74LVC2G06-Q1</text:a></text:p>
          </table:table-cell>
          <table:table-cell table:number-columns-repeated="2"/>
          <table:table-cell table:formula="of:=COUNTA([.$C36:.$Y36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2G14</text:p>
          </table:table-cell>
          <table:table-cell table:style-name="ce26" office:value-type="string" calcext:value-type="string">
            <text:p>2-ch, low power inverters with Schmitt-Trigger inputs </text:p>
          </table:table-cell>
          <table:table-cell table:number-columns-repeated="11"/>
          <table:table-cell office:value-type="string" calcext:value-type="string">
            <text:p><text:a xlink:href="https://www.ti.com/product/SN74AUP2G14" xlink:type="simple">SN74AUP2G14</text:a></text:p>
          </table:table-cell>
          <table:table-cell table:number-columns-repeated="8"/>
          <table:table-cell office:value-type="string" calcext:value-type="string">
            <text:p><text:a xlink:href="https://www.ti.com/product/SN74LVC2G14" xlink:type="simple">SN74LVC2G14</text:a>,<text:a xlink:href="https://www.ti.com/product/SN74LVC2G14-Q1" xlink:type="simple">SN74LVC2G14-Q1</text:a></text:p>
          </table:table-cell>
          <table:table-cell table:number-columns-repeated="2"/>
          <table:table-cell table:formula="of:=COUNTA([.$C37:.$Y37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2G240</text:p>
          </table:table-cell>
          <table:table-cell table:style-name="ce26" office:value-type="string" calcext:value-type="string">
            <text:p>2-ch, high speed inverters with 3-state outputs</text:p>
          </table:table-cell>
          <table:table-cell table:number-columns-repeated="10"/>
          <table:table-cell office:value-type="string" calcext:value-type="string">
            <text:p><text:a xlink:href="https://www.ti.com/product/SN74AUC2G240" xlink:type="simple">SN74AUC2G240</text:a></text:p>
          </table:table-cell>
          <table:table-cell office:value-type="string" calcext:value-type="string">
            <text:p><text:a xlink:href="https://www.ti.com/product/SN74AUP2G240" xlink:type="simple">SN74AUP2G240</text:a></text:p>
          </table:table-cell>
          <table:table-cell table:number-columns-repeated="8"/>
          <table:table-cell office:value-type="string" calcext:value-type="string">
            <text:p><text:a xlink:href="https://www.ti.com/product/SN74LVC2G240" xlink:type="simple">SN74LVC2G240</text:a></text:p>
          </table:table-cell>
          <table:table-cell table:number-columns-repeated="2"/>
          <table:table-cell table:formula="of:=COUNTA([.$C38:.$Y38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3G(U)04</text:p>
          </table:table-cell>
          <table:table-cell table:style-name="ce26" office:value-type="string" calcext:value-type="string">
            <text:p>3-ch, low power inverters </text:p>
          </table:table-cell>
          <table:table-cell table:number-columns-repeated="11"/>
          <table:table-cell office:value-type="string" calcext:value-type="string">
            <text:p><text:a xlink:href="https://www.ti.com/product/SN74AUP3G04" xlink:type="simple">SN74AUP3G04</text:a></text:p>
          </table:table-cell>
          <table:table-cell table:number-columns-repeated="8"/>
          <table:table-cell table:style-name="ce29" office:value-type="string" calcext:value-type="string">
            <text:p><text:a xlink:href="https://www.ti.com/product/SN74LVC3G04" xlink:type="simple">SN74LVC3G04</text:a>,<text:a xlink:href="https://www.ti.com/product/SN74LVC3GU04" xlink:type="simple">SN74LVC3GU04</text:a></text:p>
          </table:table-cell>
          <table:table-cell table:number-columns-repeated="2"/>
          <table:table-cell table:formula="of:=COUNTA([.$C39:.$Y39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3G06</text:p>
          </table:table-cell>
          <table:table-cell table:style-name="ce26" office:value-type="string" calcext:value-type="string">
            <text:p>3-ch, low power inverters with open-drain outputs </text:p>
          </table:table-cell>
          <table:table-cell table:number-columns-repeated="11"/>
          <table:table-cell office:value-type="string" calcext:value-type="string">
            <text:p><text:a xlink:href="https://www.ti.com/product/SN74AUP3G06" xlink:type="simple">SN74AUP3G06</text:a></text:p>
          </table:table-cell>
          <table:table-cell table:number-columns-repeated="8"/>
          <table:table-cell table:style-name="ce29" office:value-type="string" calcext:value-type="string">
            <text:p><text:a xlink:href="https://www.ti.com/product/SN74LVC3G06" xlink:type="simple">SN74LVC3G06</text:a></text:p>
          </table:table-cell>
          <table:table-cell table:number-columns-repeated="2"/>
          <table:table-cell table:formula="of:=COUNTA([.$C40:.$Y40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3G14</text:p>
          </table:table-cell>
          <table:table-cell table:style-name="ce26" office:value-type="string" calcext:value-type="string">
            <text:p>3-ch, low power inverters with Schmitt-Trigger inputs </text:p>
          </table:table-cell>
          <table:table-cell table:number-columns-repeated="11"/>
          <table:table-cell office:value-type="string" calcext:value-type="string">
            <text:p><text:a xlink:href="https://www.ti.com/product/SN74AUP3G14" xlink:type="simple">SN74AUP3G14</text:a></text:p>
          </table:table-cell>
          <table:table-cell table:number-columns-repeated="8"/>
          <table:table-cell office:value-type="string" calcext:value-type="string">
            <text:p><text:a xlink:href="https://www.ti.com/product/SN74LVC3G14" xlink:type="simple">SN74LVC3G14</text:a></text:p>
          </table:table-cell>
          <table:table-cell table:number-columns-repeated="2"/>
          <table:table-cell table:formula="of:=COUNTA([.$C41:.$Y41])" office:value-type="float" office:value="2" calcext:value-type="float">
            <text:p>2</text:p>
          </table:table-cell>
          <table:table-cell table:number-columns-repeated="99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phlink" table:base-cell-address="$'Inverting buffers &amp; drivers'.$A$12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.00.0000</text:date>, <text:time style:data-style-name="N2" text:time-value="09:27:06.5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00:18:36.940000000</meta:creation-date>
    <dc:date>2021-10-12T12:34:07.756000000</dc:date>
    <meta:editing-duration>PT6H14M36S</meta:editing-duration>
    <meta:editing-cycles>62</meta:editing-cycles>
    <meta:generator>LibreOffice/7.1.6.2$Windows_X86_64 LibreOffice_project/0e133318fcee89abacd6a7d077e292f1145735c3</meta:generator>
    <meta:document-statistic meta:table-count="1" meta:cell-count="338" meta:object-count="0"/>
  </office:meta>
</office:document-meta>
</file>